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bold" officeooo:rsid="00f34c10" officeooo:paragraph-rsid="00f34c10" style:font-weight-asian="bold" style:font-weight-complex="bold"/>
    </style:style>
    <style:style style:name="P3" style:family="paragraph" style:parent-style-name="Text_20_body">
      <style:text-properties officeooo:paragraph-rsid="00f16470"/>
    </style:style>
    <style:style style:name="P4" style:family="paragraph" style:parent-style-name="Text_20_body">
      <style:text-properties officeooo:rsid="00e51007" officeooo:paragraph-rsid="00f16470"/>
    </style:style>
    <style:style style:name="P5" style:family="paragraph" style:parent-style-name="Text_20_body">
      <style:text-properties fo:font-weight="normal" officeooo:rsid="00f34c10" officeooo:paragraph-rsid="00f34c10" style:font-weight-asian="normal" style:font-weight-complex="normal"/>
    </style:style>
    <style:style style:name="P6" style:family="paragraph" style:parent-style-name="Text_20_body">
      <style:text-properties fo:font-weight="normal" officeooo:rsid="00f5e23f" officeooo:paragraph-rsid="00f5e23f" style:font-weight-asian="normal" style:font-weight-complex="normal"/>
    </style:style>
    <style:style style:name="P7" style:family="paragraph" style:parent-style-name="Text_20_body">
      <style:text-properties fo:font-weight="normal" officeooo:rsid="00f93efa" officeooo:paragraph-rsid="00fa1b52" style:font-weight-asian="normal" style:font-weight-complex="normal"/>
    </style:style>
    <style:style style:name="P8" style:family="paragraph" style:parent-style-name="Text_20_body">
      <style:text-properties fo:font-weight="normal" officeooo:rsid="00fa1b52" officeooo:paragraph-rsid="00fa1b52" style:font-weight-asian="normal" style:font-weight-complex="normal"/>
    </style:style>
    <style:style style:name="P9" style:family="paragraph" style:parent-style-name="Text_20_body">
      <style:text-properties officeooo:rsid="00f36e46" officeooo:paragraph-rsid="00f36e46"/>
    </style:style>
    <style:style style:name="P10" style:family="paragraph" style:parent-style-name="Text_20_body">
      <style:text-properties officeooo:paragraph-rsid="00f53229"/>
    </style:style>
    <style:style style:name="P11" style:family="paragraph" style:parent-style-name="Text_20_body">
      <style:text-properties officeooo:paragraph-rsid="00f5e23f"/>
    </style:style>
    <style:style style:name="P12" style:family="paragraph" style:parent-style-name="Text_20_body">
      <style:text-properties officeooo:paragraph-rsid="00f6cbe4"/>
    </style:style>
    <style:style style:name="P13" style:family="paragraph" style:parent-style-name="Text_20_body">
      <style:text-properties officeooo:rsid="00f6cbe4" officeooo:paragraph-rsid="00f6cbe4"/>
    </style:style>
    <style:style style:name="P14" style:family="paragraph" style:parent-style-name="Text_20_body">
      <style:text-properties officeooo:paragraph-rsid="00f745c5"/>
    </style:style>
    <style:style style:name="P15" style:family="paragraph" style:parent-style-name="Text_20_body">
      <style:text-properties officeooo:rsid="00f745c5" officeooo:paragraph-rsid="00f745c5"/>
    </style:style>
    <style:style style:name="P16" style:family="paragraph" style:parent-style-name="Text_20_body">
      <style:text-properties fo:font-weight="normal" officeooo:rsid="00f6cbe4" officeooo:paragraph-rsid="00f6cbe4" style:font-weight-asian="normal" style:font-weight-complex="normal"/>
    </style:style>
    <style:style style:name="P17" style:family="paragraph" style:parent-style-name="Text_20_body">
      <style:text-properties fo:font-weight="bold" officeooo:rsid="00f745c5" officeooo:paragraph-rsid="00fbad05" style:font-weight-asian="bold" style:font-weight-complex="bold"/>
    </style:style>
    <style:style style:name="P18" style:family="paragraph" style:parent-style-name="Text_20_body">
      <style:text-properties officeooo:paragraph-rsid="00fc3dc5"/>
    </style:style>
    <style:style style:name="T1" style:family="text">
      <style:text-properties fo:font-weight="bold" style:font-weight-asian="bold" style:font-weight-complex="bold"/>
    </style:style>
    <style:style style:name="T2" style:family="text">
      <style:text-properties fo:font-weight="bold" officeooo:rsid="008be1ea" style:font-weight-asian="bold" style:font-weight-complex="bold"/>
    </style:style>
    <style:style style:name="T3" style:family="text">
      <style:text-properties fo:font-weight="bold" officeooo:rsid="0029c951" style:font-weight-asian="bold" style:font-weight-complex="bold"/>
    </style:style>
    <style:style style:name="T4" style:family="text">
      <style:text-properties fo:font-weight="bold" officeooo:rsid="00e03a2b" style:font-weight-asian="bold" style:font-weight-complex="bold"/>
    </style:style>
    <style:style style:name="T5" style:family="text">
      <style:text-properties fo:font-weight="bold" officeooo:rsid="00e68d63" style:font-weight-asian="bold" style:font-weight-complex="bold"/>
    </style:style>
    <style:style style:name="T6" style:family="text">
      <style:text-properties fo:font-weight="bold" officeooo:rsid="00ec7768" style:font-weight-asian="bold" style:font-weight-complex="bold"/>
    </style:style>
    <style:style style:name="T7" style:family="text">
      <style:text-properties fo:font-weight="bold" officeooo:rsid="00ed1eca" style:font-weight-asian="bold" style:font-weight-complex="bold"/>
    </style:style>
    <style:style style:name="T8" style:family="text">
      <style:text-properties fo:font-weight="bold" officeooo:rsid="00f16470" style:font-weight-asian="bold" style:font-weight-complex="bold"/>
    </style:style>
    <style:style style:name="T9" style:family="text">
      <style:text-properties fo:font-weight="bold" officeooo:rsid="00f38039" style:font-weight-asian="bold" style:font-weight-complex="bold"/>
    </style:style>
    <style:style style:name="T10" style:family="text">
      <style:text-properties fo:font-weight="bold" officeooo:rsid="00f5e23f" style:font-weight-asian="bold" style:font-weight-complex="bold"/>
    </style:style>
    <style:style style:name="T11" style:family="text">
      <style:text-properties fo:font-weight="bold" officeooo:rsid="00f6cbe4" style:font-weight-asian="bold" style:font-weight-complex="bold"/>
    </style:style>
    <style:style style:name="T12" style:family="text">
      <style:text-properties fo:font-weight="bold" officeooo:rsid="00f745c5" style:font-weight-asian="bold" style:font-weight-complex="bold"/>
    </style:style>
    <style:style style:name="T13" style:family="text">
      <style:text-properties officeooo:rsid="008be1ea"/>
    </style:style>
    <style:style style:name="T14" style:family="text">
      <style:text-properties officeooo:rsid="009dfa9b"/>
    </style:style>
    <style:style style:name="T15" style:family="text">
      <style:text-properties style:text-position="super 58%" officeooo:rsid="00e51007"/>
    </style:style>
    <style:style style:name="T16" style:family="text">
      <style:text-properties fo:font-weight="normal" style:font-weight-asian="normal" style:font-weight-complex="normal"/>
    </style:style>
    <style:style style:name="T17" style:family="text">
      <style:text-properties fo:font-weight="normal" officeooo:rsid="00e68d63" style:font-weight-asian="normal" style:font-weight-complex="normal"/>
    </style:style>
    <style:style style:name="T18" style:family="text">
      <style:text-properties fo:font-weight="normal" officeooo:rsid="00f5e23f" style:font-weight-asian="normal" style:font-weight-complex="normal"/>
    </style:style>
    <style:style style:name="T19" style:family="text">
      <style:text-properties fo:font-weight="normal" officeooo:rsid="00f6cbe4" style:font-weight-asian="normal" style:font-weight-complex="normal"/>
    </style:style>
    <style:style style:name="T20" style:family="text">
      <style:text-properties fo:font-weight="normal" officeooo:rsid="00f745c5" style:font-weight-asian="normal" style:font-weight-complex="normal"/>
    </style:style>
    <style:style style:name="T21" style:family="text">
      <style:text-properties fo:font-weight="normal" officeooo:rsid="00fbad05" style:font-weight-asian="normal" style:font-weight-complex="normal"/>
    </style:style>
    <style:style style:name="T22" style:family="text">
      <style:text-properties fo:font-weight="normal" officeooo:rsid="00fc3dc5" style:font-weight-asian="normal" style:font-weight-complex="normal"/>
    </style:style>
    <style:style style:name="T23" style:family="text">
      <style:text-properties officeooo:rsid="00e03a2b"/>
    </style:style>
    <style:style style:name="T24" style:family="text">
      <style:text-properties officeooo:rsid="00e51007"/>
    </style:style>
    <style:style style:name="T25" style:family="text">
      <style:text-properties officeooo:rsid="00ec7768"/>
    </style:style>
    <style:style style:name="T26" style:family="text">
      <style:text-properties officeooo:rsid="00ed1eca"/>
    </style:style>
    <style:style style:name="T27" style:family="text">
      <style:text-properties fo:color="#000000" fo:font-weight="normal" officeooo:rsid="00efcc97" style:font-weight-asian="normal" style:font-weight-complex="normal"/>
    </style:style>
    <style:style style:name="T28" style:family="text">
      <style:text-properties fo:color="#000000" fo:font-weight="normal" officeooo:rsid="00f5e23f" style:font-weight-asian="normal" style:font-weight-complex="normal"/>
    </style:style>
    <style:style style:name="T29" style:family="text">
      <style:text-properties fo:color="#000000" fo:font-weight="normal" officeooo:rsid="00ed1eca" style:font-weight-asian="normal" style:font-weight-complex="normal"/>
    </style:style>
    <style:style style:name="T30" style:family="text">
      <style:text-properties fo:color="#000000" fo:font-weight="normal" officeooo:rsid="00f6cbe4" style:font-weight-asian="normal" style:font-weight-complex="normal"/>
    </style:style>
    <style:style style:name="T31" style:family="text">
      <style:text-properties officeooo:rsid="00f16470"/>
    </style:style>
    <style:style style:name="T32" style:family="text">
      <style:text-properties officeooo:rsid="00f38039"/>
    </style:style>
    <style:style style:name="T33" style:family="text">
      <style:text-properties officeooo:rsid="00f53229"/>
    </style:style>
    <style:style style:name="T34" style:family="text">
      <style:text-properties officeooo:rsid="00f5e23f"/>
    </style:style>
    <style:style style:name="T35" style:family="text">
      <style:text-properties officeooo:rsid="00f745c5"/>
    </style:style>
    <style:style style:name="T36" style:family="text">
      <style:text-properties officeooo:rsid="00fbad05"/>
    </style:style>
    <style:style style:name="T37" style:family="text">
      <style:text-properties officeooo:rsid="00fc3d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CB IT Stuff recording <text:span text:style-name="T31">3 June</text:span> 201<text:span text:style-name="T14">5</text:span> transmission <text:span text:style-name="T31">4-5 June</text:span> 201<text:span text:style-name="T14">5</text:span></text:p>
      <text:p text:style-name="P3"><text:span text:style-name="T3">[0]</text:span><text:span text:style-name="T24"> How do! This is IT Stuff, your monthly roundup of cynicism from the world of technology. Good Morning everybody! Slewing their realtime clocks with me today are Shi (Good evening Shi!) and Kriss (Good afternoon Kriss!) And I’m Sepp Blatter. (Goodnight Sepp!) As you can tell we’ve completely lost track of time today, because June 2015 is going to end with a leap second. What could possibly go wrong? which is why leap seconds may get abolished forever later this year. It’ll happen in the middle of the year (at 23:59 and sixty seconds on June 30</text:span><text:span text:style-name="T15">th</text:span><text:span text:style-name="T24">) which is very unusual - normally it’s New Year’s Eve, so this might be your last ever chance to enjoy a leap second sober.</text:span></text:p>
      <text:p text:style-name="P4"><text:span text:style-name="T8">[3 Min]</text:span><text:span text:style-name="T31"> </text:span>What <text:span text:style-name="T31">el</text:span>s<text:span text:style-name="T31">e</text:span> <text:span text:style-name="T31">is </text:span>in the show today, well, <text:span text:style-name="T23">last month</text:span> we ha<text:span text:style-name="T31">d</text:span> aircraft falling from the sky, <text:span text:style-name="T31">which was very popular, so this month we’ve got more aircraft falling from the sky.</text:span> <text:span text:style-name="T33">We’ve got raw meat and Anniversary Corner and Windows 10 and we’ve got Kriss and Shi’s blog.</text:span></text:p>
      <text:p text:style-name="P9">But first, we can carry on about leap seconds, or we can talk about <text:span text:style-name="T35">the return of the Snooper’s Charter</text:span>. <text:span text:style-name="T35">Yeah, ok, let’s do the leap seconds. Why do they want to abolish them and what would be the consequences?</text:span></text:p>
      <text:p text:style-name="P14"><text:span text:style-name="T12">[5 Min]</text:span><text:span text:style-name="T35"> Well we really out to mention the politics thing. </text:span>Queenie wants to spy on us all, <text:span text:style-name="T35">apparently, because she said so. In other news, it turns out that S</text:span>ixty MPs spent £71000 on new lappies, phones <text:span text:style-name="T35">and</text:span> tablets just before they were up for re-election. <text:span text:style-name="T35">Nice. And the list of</text:span> banned sites <text:span text:style-name="T35">keeps on growing, it </text:span>now include<text:span text:style-name="T35">s</text:span> s<text:span text:style-name="T35">ites that stream sports events and share ebooks.</text:span></text:p>
      <text:p text:style-name="P17">[7 Min]<text:span text:style-name="T21"> More bad news aplenty. Mozilla (the Firefox people) have announced that they want to kill off unencrypted web traffic, which is pretty controversial because of the way they want to do it. The reasons are deeply technical, but Tim Berners Lee is pleading with them not to break the web.</text:span></text:p>
      <text:p text:style-name="P17"><text:span text:style-name="T21">Meanwhile, YouTube is refreshing its software in a way that locks out a load of first generation smart televisions that can't be upgraded.</text:span><text:span text:style-name="T22"> So if you bought a top of the line telly back in 2011 and YouTube just stopped working... too bad.</text:span></text:p>
      <text:p text:style-name="P13"><text:span text:style-name="T1">[10 Min]</text:span> <text:span text:style-name="T36">All this talk of obsolescence brings us to </text:span>ANNIVERSARY CORNER</text:p>
      <text:p text:style-name="P16">This month <text:span text:style-name="T35">it’s the thirtieth birthday of Super Mario Brothers. Kriss and Shi, you've got some news about Steam and refunds and how that impacts game developers?</text:span></text:p>
      <text:p text:style-name="P14"><text:span text:style-name="T20">It’s also the </text:span>25th birthday of Windows 3.0<text:span text:style-name="T37">, w</text:span><text:span text:style-name="T20">hich brings us on to Windows 10</text:span><text:span text:style-name="T21">, which by the way will include Candy Crush Saga. </text:span><text:span text:style-name="T20">The day has been named, it’ll be out on </text:span><text:span text:style-name="T21">the 29th of July. Before then, through the miracle of Windows Update, you'll see a new icon that invites you to "</text:span>reserve your free upgrade<text:span text:style-name="T36">" (or you'll be spammed with "special offers" if you're not eligible for the free upgrade). We might actually try a live upgrade on the next show, so for lots of lulz tune in next month.</text:span></text:p>
      <text:p text:style-name="P7"><text:span text:style-name="T1">[12 Min]</text:span> But Windows 10 isn’t scary thing of the month, no, that award goes to the video of the four legged MIT robot that we’ve been watching jump over a fence on Youtube. Let’s listen to it go!</text:p>
      <text:p text:style-name="P8">[CHEETAH.WAV] It's called the Cheetah and the video shows it doing 29.3mph -- then it falls on its face.</text:p>
      <text:p text:style-name="P14"><text:span text:style-name="T5">[1</text:span><text:span text:style-name="T11">3</text:span><text:span text:style-name="T5"> Min]</text:span><text:span text:style-name="T17"> </text:span><text:span text:style-name="T19">Now a cautionary tale, this month saw security researcher Chris Roberts of One World Labs get turned over by the </text:span><text:span text:style-name="T20">FBI.</text:span><text:span text:style-name="T19"> </text:span><text:span text:style-name="T20">Back</text:span><text:span text:style-name="T19"> in 2012 </text:span><text:span text:style-name="T20">he said </text:span><text:span text:style-name="T19">that he had once taken control of an airliner while he was travelling in it. He reckoned he </text:span><text:span text:style-name="T20">bypassed the plane’s internal firewall from his seat and </text:span><text:span text:style-name="T19">hacked the flight systems and waggled the wings a bit. Nobody believed a word of it, but that left him on the hook for (how can I put this) shooting his mouth off creatively. And anyway why should we worry about a little thing like that when bad software config in the engines caused the new Airbus A400M military transport to crash </text:span><text:span text:style-name="T20">a couple of weeks ago</text:span><text:span text:style-name="T19">, killing four people and injuring two more.</text:span></text:p>
      <text:p text:style-name="P15"><text:span text:style-name="T19">A</text:span><text:span text:style-name="T16">t the other end of the scale of fail, it turns out that you can crash anybody’s iPhone by sending </text:span><text:soft-page-break/><text:span text:style-name="T16">them a text message that has a particular sequence of emoji in it. And it turns out that the factory reset on Android phones hardly wipes your phone at all. Sellers beware.</text:span></text:p>
      <text:p text:style-name="P12"><text:span text:style-name="T2">[1</text:span><text:span text:style-name="T4">4</text:span><text:span text:style-name="T2"> Min]</text:span><text:span text:style-name="T13"> This is BCB Radio 106.6 FM, you’re listening to IT Stuff. </text:span><text:span text:style-name="T19">Don’t have nightmares.</text:span></text:p>
      <text:p text:style-name="P11"><text:span text:style-name="T27">A</text:span><text:span text:style-name="T28">nd now we come to that part of the show that I like to call the Wetgenes Blog, when I ask the Wetgenes Collective what they’ve been up to. Specifically, you two wowed the</text:span><text:span text:style-name="T29"> </text:span><text:span text:style-name="T28">Saltaire Arts Trail with your interactive light and sound installation called DRIFT. What was that about then? Where did you do it? You basically just slammed the tech together in a spontaneous </text:span><text:span text:style-name="T30">act of creativity, it sounds like I’m slagging you off but no, that’s high praise! what did you end up with? It was in association with the FUSE artspace, would you like to shout out some thank-yous?</text:span></text:p>
      <text:p text:style-name="P18"><text:span text:style-name="T28">Then you unwound a bit at the </text:span><text:span text:style-name="T6">Halifax </text:span><text:span text:style-name="T7">Mini Maker Faire</text:span><text:span text:style-name="T26">. Don’t deny it, I saw the pictures on Twitter. You have a scary observation about the young kids at the Maker Faire? </text:span></text:p>
      <text:p text:style-name="P18"><text:span text:style-name="Strong_20_Emphasis"><text:span text:style-name="T18">That clashed with</text:span></text:span><text:span text:style-name="T25"> </text:span><text:span text:style-name="T6">Feral Vector</text:span><text:span text:style-name="T25">, yet another </text:span>games <text:span text:style-name="T34">makers festival, in Hebden Bridge last weekend.</text:span></text:p>
      <text:p text:style-name="Text_20_body"><text:span text:style-name="T10">[18 Min]</text:span><text:span text:style-name="T34"> </text:span>Let’s move on to plug upcoming events. Over in Keighley, they’re starting a Jelly, don’t laugh, the aim is “to bring home workers, freelancers, small business owners and entrepreneurs together in a relaxed, informal, working environment to maximise creativity and minimise the isolation that being your own boss can bring! If you work from home or alone and would like to break the monotony of the same four walls, why not join us at Central Hall in Keighley for our fortnightly co-working meeting. Bring your laptop or tablet, connect to the free Wi-Fi and buy yourself a very reasonably priced cuppa and slice of cake from the cafe. Meet new people, collaborate on projects and get some work done!”</text:p>
      <text:p text:style-name="Text_20_body">Phew! Anyway, the first one will take place on Wednesday, 17 June from 09:00 to 14:00 at Cafe Central in Alice Street, Keighley. For details see <text:a xlink:type="simple" xlink:href="http://keighleyjellylaunch.eventbrite.co.uk/" office:target-frame-name="_blank" xlink:show="new" text:style-name="Internet_20_link" text:visited-style-name="Visited_20_Internet_20_Link">keighleyjellylaunch.</text:a>eventbrite.co.uk</text:p>
      <text:p text:style-name="Text_20_body">And it gives me great pleasure to plug Badonkadonk the chillaxed 2 hour get together in a pub for game creators in the Bradford area to play each others games. The next one will be Wednesday 10 June <text:a xlink:type="simple" xlink:href="https://www.google.com/calendar/embed?mode=AGENDA&amp;src=n1nuse2f649go98jelmr47jf9c%40group.calendar.google.com" text:style-name="Internet_20_link" text:visited-style-name="Visited_20_Internet_20_Link">7-9pm upstairs at the Sir Titus Salt (Wetherspoons behind the Alhambra).</text:a> </text:p>
      <text:p text:style-name="P6">If there’s anything else you listeners think we should be plugging, please do let us know, you can tweet us @itstuffradio</text:p>
      <text:p text:style-name="P10"><text:span text:style-name="T1">[2</text:span><text:span text:style-name="T9">1</text:span><text:span text:style-name="T1"> Min]</text:span> Ok, well, as the cute kitten of fate walks across the laptop keyboard of destiny, it’s nearly the end of the show. But we’ve just got time for one more news items. Students at Leiden University in the Netherlands have built an art installation called Tender. It’s a flat floppy lump of raw meat, something like veal, flapping round and round on the end of a rotating axle, and the loose end of the raw meat continually swipes right on a tablet below that’s running Tinder (which is a dating app, if you’re over thirty, swiping right signifies that you’d be up for a date). The artists comment: “Tender is the easy way to connect with new and interesting meat around you. As far as this feckless slab of gristle goes, everyone is acceptable.” <text:span text:style-name="T32">There’s footage on Vimeo https://vimeo.com/111997940 let’s see if we can tweet that for you. @itstuffradio. By the way, we’re also on Mixcloud, ITStuff, and there’s a truly great website, </text:span><text:a xlink:type="simple" xlink:href="http://itstuff.org.uk/" office:target-frame-name="_blank" xlink:show="new" text:style-name="Internet_20_link" text:visited-style-name="Visited_20_Internet_20_Link">itstuff.org.uk</text:a> <text:span text:style-name="T33">with truly great graphics from Shi.</text:span></text:p>
      <text:p text:style-name="P10"><text:span text:style-name="T33">Right, well, if you have been, thanks for listening, and we leave you with the big number from</text:span> newly released <text:span text:style-name="T33">short film </text:span>Kung Fury, <text:span text:style-name="T33">which was funded through Kickstarter and is available for free, see www.kungfury.com. And it features Kriss’s all time favourite human, The Hoff, performing on the lead track: “True Survivor”. So this is IT Hoff logging out. Tarra!</text:span></text:p>
      <text:p text:style-name="P2">[24 min] junemusic.wav</text:p>
      <text:p text:style-name="P5">(26 min optional fade at for the news)</text:p>
      <text:p text:style-name="P2">[29 min 57 sec]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5-06-03T15:16:06.208564444</dc:date>
    <meta:editing-duration>PT4H23M42S</meta:editing-duration>
    <meta:editing-cycles>36</meta:editing-cycles>
    <meta:generator>LibreOffice/4.4.1.2$Linux_X86_64 LibreOffice_project/40m0$Build-2</meta:generator>
    <meta:document-statistic meta:table-count="0" meta:image-count="0" meta:object-count="0" meta:page-count="2" meta:paragraph-count="27" meta:word-count="1392" meta:character-count="7747" meta:non-whitespace-character-count="6380"/>
  </office:meta>
</office:document-meta>
</file>